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4.792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9"/>
    <style:style style:name="ce15" style:family="table-cell" style:parent-style-name="Default" style:data-style-name="N109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Default"/>
        <table:table-column table:style-name="co9" table:default-cell-style-name="ce12"/>
        <table:table-column table:style-name="co10" table:default-cell-style-name="Default"/>
        <table:table-column table:style-name="co6" table:number-columns-repeated="7" table:default-cell-style-name="Default"/>
        <table:table-row table:style-name="ro4">
          <table:table-cell table:style-name="ce8" office:value-type="string">
            <text:p>id</text:p>
          </table:table-cell>
          <table:table-cell table:style-name="ce10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>
            <text:p>pro Tacho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4" table:formula="of:=450/2" office:value-type="currency" office:currency="EUR" office:value="225">
            <text:p>225,00 €</text:p>
          </table:table-cell>
          <table:table-cell table:style-name="ce14" table:formula="of:=[.D2]/5" office:value-type="currency" office:currency="EUR" office:value="45">
            <text:p>45,00 €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4" office:value-type="currency" office:currency="EUR" office:value="63.8">
            <text:p>63,80 €</text:p>
          </table:table-cell>
          <table:table-cell table:style-name="ce14" table:formula="of:=[.D3]/5" office:value-type="currency" office:currency="EUR" office:value="12.76">
            <text:p>12,76 €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4" office:value-type="currency" office:currency="EUR" office:value="109.72">
            <text:p>109,72 €</text:p>
          </table:table-cell>
          <table:table-cell table:style-name="ce14" table:formula="of:=[.D4]/5" office:value-type="currency" office:currency="EUR" office:value="21.944">
            <text:p>21,94 €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4" office:value-type="currency" office:currency="EUR" office:value="63.91">
            <text:p>63,91 €</text:p>
          </table:table-cell>
          <table:table-cell table:style-name="ce14" table:formula="of:=[.D5]/5" office:value-type="currency" office:currency="EUR" office:value="12.782">
            <text:p>12,78 €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4" office:value-type="currency" office:currency="EUR" office:value="8.75">
            <text:p>8,75 €</text:p>
          </table:table-cell>
          <table:table-cell table:style-name="ce14" table:formula="of:=[.D6]/5" office:value-type="currency" office:currency="EUR" office:value="1.75">
            <text:p>1,75 €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4" office:value-type="currency" office:currency="EUR" office:value="82.13">
            <text:p>82,13 €</text:p>
          </table:table-cell>
          <table:table-cell table:style-name="ce14" table:formula="of:=[.D7]/5" office:value-type="currency" office:currency="EUR" office:value="16.426">
            <text:p>16,43 €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4" office:value-type="currency" office:currency="EUR" office:value="17.88">
            <text:p>17,88 €</text:p>
          </table:table-cell>
          <table:table-cell table:style-name="ce14" table:formula="of:=[.D8]/5" office:value-type="currency" office:currency="EUR" office:value="3.576">
            <text:p>3,58 €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4" office:value-type="currency" office:currency="EUR" office:value="12.95">
            <text:p>12,95 €</text:p>
          </table:table-cell>
          <table:table-cell table:style-name="ce14" table:formula="of:=[.D9]/5" office:value-type="currency" office:currency="EUR" office:value="2.59">
            <text:p>2,59 €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4" office:value-type="currency" office:currency="EUR" office:value="791.41">
            <text:p>791,41 €</text:p>
          </table:table-cell>
          <table:table-cell table:style-name="ce14" table:formula="of:=[.D10]/5" office:value-type="currency" office:currency="EUR" office:value="158.282">
            <text:p>158,28 €</text:p>
          </table:table-cell>
          <table:table-cell table:number-columns-repeated="5"/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4" office:value-type="currency" office:currency="EUR" office:value="221.97">
            <text:p>221,97 €</text:p>
          </table:table-cell>
          <table:table-cell table:style-name="ce14" table:formula="of:=[.D11]/5" office:value-type="currency" office:currency="EUR" office:value="44.394">
            <text:p>44,39 €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4" office:value-type="currency" office:currency="EUR" office:value="18.7">
            <text:p>18,70 €</text:p>
          </table:table-cell>
          <table:table-cell table:style-name="ce14" table:formula="of:=[.D12]/5" office:value-type="currency" office:currency="EUR" office:value="3.74">
            <text:p>3,74 €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4" office:value-type="currency" office:currency="EUR" office:value="7.48">
            <text:p>7,48 €</text:p>
          </table:table-cell>
          <table:table-cell table:style-name="ce14" table:formula="of:=[.D13]/5" office:value-type="currency" office:currency="EUR" office:value="1.496">
            <text:p>1,50 €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4" office:value-type="currency" office:currency="EUR" office:value="7.53">
            <text:p>7,53 €</text:p>
          </table:table-cell>
          <table:table-cell table:style-name="ce14" table:formula="of:=[.D14]/5" office:value-type="currency" office:currency="EUR" office:value="1.506">
            <text:p>1,51 €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4" office:value-type="currency" office:currency="EUR" office:value="106.51">
            <text:p>106,51 €</text:p>
          </table:table-cell>
          <table:table-cell table:style-name="ce14" table:formula="of:=[.D15]/5" office:value-type="currency" office:currency="EUR" office:value="21.302">
            <text:p>21,30 €</text:p>
          </table:table-cell>
          <table:table-cell table:number-columns-repeated="5"/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4" office:value-type="currency" office:currency="EUR" office:value="16.35">
            <text:p>16,35 €</text:p>
          </table:table-cell>
          <table:table-cell table:style-name="ce14" table:formula="of:=[.D16]/5" office:value-type="currency" office:currency="EUR" office:value="3.27">
            <text:p>3,27 €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4" office:value-type="currency" office:currency="EUR" office:value="5.7">
            <text:p>5,70 €</text:p>
          </table:table-cell>
          <table:table-cell table:style-name="ce14" table:formula="of:=[.D17]/5" office:value-type="currency" office:currency="EUR" office:value="1.14">
            <text:p>1,14 €</text:p>
          </table:table-cell>
          <table:table-cell table:number-columns-repeated="5"/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4" office:value-type="currency" office:currency="EUR" office:value="50">
            <text:p>50,00 €</text:p>
          </table:table-cell>
          <table:table-cell table:style-name="ce14" table:formula="of:=[.D18]/5" office:value-type="currency" office:currency="EUR" office:value="10">
            <text:p>10,00 €</text:p>
          </table:table-cell>
          <table:table-cell table:number-columns-repeated="5"/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4" office:value-type="currency" office:currency="EUR" office:value="21.4">
            <text:p>21,40 €</text:p>
          </table:table-cell>
          <table:table-cell table:style-name="ce14" table:formula="of:=[.D19]/5" office:value-type="currency" office:currency="EUR" office:value="4.28">
            <text:p>4,28 €</text:p>
          </table:table-cell>
          <table:table-cell table:number-columns-repeated="5"/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4" office:value-type="currency" office:currency="EUR" office:value="21.45">
            <text:p>21,45 €</text:p>
          </table:table-cell>
          <table:table-cell table:style-name="ce14" table:formula="of:=[.D20]/5" office:value-type="currency" office:currency="EUR" office:value="4.29">
            <text:p>4,29 €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/>
          <table:table-cell/>
          <table:table-cell table:style-name="ce14"/>
          <table:table-cell table:style-name="ce14" table:formula="of:=[.D21]/5" office:value-type="currency" office:currency="EUR" office:value="0">
            <text:p>0,00 €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/>
          <table:table-cell/>
          <table:table-cell table:style-name="ce14"/>
          <table:table-cell table:style-name="ce14" table:formula="of:=[.D22]/5" office:value-type="currency" office:currency="EUR" office:value="0">
            <text:p>0,00 €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>
            <text:p>21</text:p>
          </table:table-cell>
          <table:table-cell table:style-name="ce11"/>
          <table:table-cell/>
          <table:table-cell table:style-name="ce14"/>
          <table:table-cell table:style-name="ce14" table:formula="of:=[.D23]/5" office:value-type="currency" office:currency="EUR" office:value="0">
            <text:p>0,00 €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/>
          <table:table-cell office:value-type="string">
            <text:p>Kabeldurchführung</text:p>
          </table:table-cell>
          <table:table-cell table:style-name="ce14"/>
          <table:table-cell table:style-name="ce14" table:formula="of:=[.D24]/5" office:value-type="currency" office:currency="EUR" office:value="0">
            <text:p>0,00 €</text:p>
          </table:table-cell>
          <table:table-cell table:number-columns-repeated="5"/>
        </table:table-row>
        <table:table-row table:style-name="ro2">
          <table:table-cell table:formula="of:=[.A24]+1" office:value-type="float" office:value="23">
            <text:p>23</text:p>
          </table:table-cell>
          <table:table-cell/>
          <table:table-cell office:value-type="string">
            <text:p>DZM Trägerscheiben</text:p>
          </table:table-cell>
          <table:table-cell table:style-name="ce14" office:value-type="currency" office:currency="EUR" office:value="15">
            <text:p>15,00 €</text:p>
          </table:table-cell>
          <table:table-cell table:style-name="ce14" table:formula="of:=[.D25]/5" office:value-type="currency" office:currency="EUR" office:value="3">
            <text:p>3,00 €</text:p>
          </table:table-cell>
          <table:table-cell table:number-columns-repeated="5"/>
        </table:table-row>
        <table:table-row table:style-name="ro4">
          <table:table-cell table:formula="of:=[.A25]+1" office:value-type="float" office:value="24">
            <text:p>24</text:p>
          </table:table-cell>
          <table:table-cell/>
          <table:table-cell office:value-type="string">
            <text:p>Antiflex Plexischeibe</text:p>
          </table:table-cell>
          <table:table-cell table:style-name="ce14" table:formula="of:=225*1.19" office:value-type="currency" office:currency="EUR" office:value="267.75">
            <text:p>267,75 €</text:p>
          </table:table-cell>
          <table:table-cell table:style-name="ce14" table:formula="of:=[.D26]/5" office:value-type="currency" office:currency="EUR" office:value="53.55">
            <text:p>53,55 €</text:p>
          </table:table-cell>
          <table:table-cell table:number-columns-repeated="5"/>
        </table:table-row>
        <table:table-row table:style-name="ro4">
          <table:table-cell table:formula="of:=[.A26]+1" office:value-type="float" office:value="25">
            <text:p>25</text:p>
          </table:table-cell>
          <table:table-cell/>
          <table:table-cell office:value-type="string">
            <text:p>Eloxieren</text:p>
          </table:table-cell>
          <table:table-cell table:style-name="ce14" office:value-type="currency" office:currency="EUR" office:value="150">
            <text:p>150,00 €</text:p>
          </table:table-cell>
          <table:table-cell table:style-name="ce14" table:formula="of:=[.D27]/5" office:value-type="currency" office:currency="EUR" office:value="30">
            <text:p>30,00 €</text:p>
          </table:table-cell>
          <table:table-cell table:number-columns-repeated="5"/>
        </table:table-row>
        <table:table-row table:style-name="ro4">
          <table:table-cell table:formula="of:=[.A27]+1" office:value-type="float" office:value="26">
            <text:p>26</text:p>
          </table:table-cell>
          <table:table-cell/>
          <table:table-cell office:value-type="string">
            <text:p>Geschrotteter ATmega328</text:p>
          </table:table-cell>
          <table:table-cell table:style-name="ce14" office:value-type="currency" office:currency="EUR" office:value="4">
            <text:p>4,00 €</text:p>
          </table:table-cell>
          <table:table-cell table:style-name="ce14" table:formula="of:=[.D28]/5" office:value-type="currency" office:currency="EUR" office:value="0.8">
            <text:p>0,80 €</text:p>
          </table:table-cell>
          <table:table-cell table:number-columns-repeated="5"/>
        </table:table-row>
        <table:table-row table:style-name="ro2">
          <table:table-cell table:formula="of:=[.A28]+1" office:value-type="float" office:value="27">
            <text:p>27</text:p>
          </table:table-cell>
          <table:table-cell table:number-columns-repeated="2"/>
          <table:table-cell/>
          <table:table-cell table:style-name="ce14" table:formula="of:=[.D29]/5" office:value-type="currency" office:currency="EUR" office:value="0">
            <text:p>0,00 €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"/>
          <table:table-cell table:number-columns-repeated="5"/>
        </table:table-row>
        <table:table-row table:style-name="ro2">
          <table:table-cell table:style-name="ce9" office:value-type="string">
            <text:p>Summe</text:p>
          </table:table-cell>
          <table:table-cell table:style-name="ce13"/>
          <table:table-cell table:style-name="ce9"/>
          <table:table-cell table:style-name="ce15" table:formula="of:=SUM([.D2:.D29])" office:value-type="currency" office:currency="EUR" office:value="2289.39">
            <text:p>2.289,39 €</text:p>
          </table:table-cell>
          <table:table-cell table:style-name="ce9" table:formula="of:=[.D31]/5" office:value-type="currency" office:currency="EUR" office:value="457.878">
            <text:p>457,88 €</text:p>
          </table:table-cell>
          <table:table-cell table:number-columns-repeated="5"/>
        </table:table-row>
        <table:table-row table:style-name="ro2">
          <table:table-cell table:style-name="ce9"/>
          <table:table-cell table:style-name="ce13"/>
          <table:table-cell table:style-name="ce9"/>
          <table:table-cell table:style-name="ce15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6"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1-23T06:54:23</dc:date>
    <dc:creator>Kolja Windeler</dc:creator>
    <meta:editing-duration>P1DT10H54M4S</meta:editing-duration>
    <meta:editing-cycles>23</meta:editing-cycles>
    <meta:generator>LibreOffice/3.5$Linux_X86_64 LibreOffice_project/350m1$Build-2</meta:generator>
    <meta:document-statistic meta:table-count="3" meta:cell-count="205" meta:object-count="0"/>
  </office:meta>
</office:document-meta>
</file>